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fb6d4" officeooo:paragraph-rsid="000fb6d4"/>
    </style:style>
    <style:style style:name="P2" style:family="paragraph" style:parent-style-name="Standard">
      <style:text-properties officeooo:rsid="000fb6d4" officeooo:paragraph-rsid="00106279"/>
    </style:style>
    <style:style style:name="P3" style:family="paragraph" style:parent-style-name="Standard">
      <style:text-properties officeooo:paragraph-rsid="000fb6d4"/>
    </style:style>
    <style:style style:name="P4" style:family="paragraph" style:parent-style-name="Standard">
      <style:text-properties officeooo:paragraph-rsid="00106279"/>
    </style:style>
    <style:style style:name="P5" style:family="paragraph" style:parent-style-name="Standard">
      <style:text-properties officeooo:rsid="00106279" officeooo:paragraph-rsid="00106279"/>
    </style:style>
    <style:style style:name="P6" style:family="paragraph" style:parent-style-name="Standard">
      <style:text-properties officeooo:rsid="00106279" officeooo:paragraph-rsid="00106279"/>
    </style:style>
    <style:style style:name="P7" style:family="paragraph" style:parent-style-name="Standard">
      <style:text-properties fo:font-weight="normal" officeooo:rsid="00161142" officeooo:paragraph-rsid="00161142" style:font-weight-asian="normal" style:font-weight-complex="normal"/>
    </style:style>
    <style:style style:name="P8" style:family="paragraph" style:parent-style-name="Standard">
      <style:text-properties fo:font-weight="normal" officeooo:rsid="00173663" officeooo:paragraph-rsid="00173663" style:font-weight-asian="normal" style:font-weight-complex="normal"/>
    </style:style>
    <style:style style:name="P9" style:family="paragraph" style:parent-style-name="Standard">
      <style:text-properties fo:font-weight="normal" officeooo:rsid="0017be12" officeooo:paragraph-rsid="0017be12" style:font-weight-asian="normal" style:font-weight-complex="normal"/>
    </style:style>
    <style:style style:name="P10" style:family="paragraph" style:parent-style-name="Standard">
      <style:text-properties officeooo:paragraph-rsid="0011b9f4"/>
    </style:style>
    <style:style style:name="P11" style:family="paragraph" style:parent-style-name="Text_20_body">
      <style:text-properties officeooo:paragraph-rsid="00173663"/>
    </style:style>
    <style:style style:name="P12" style:family="paragraph" style:parent-style-name="Heading_20_2">
      <style:text-properties officeooo:paragraph-rsid="00173663"/>
    </style:style>
    <style:style style:name="P13" style:family="paragraph" style:parent-style-name="Bibliography_20_1">
      <style:paragraph-properties>
        <style:tab-stops/>
      </style:paragraph-properties>
    </style:style>
    <style:style style:name="P14" style:family="paragraph">
      <loext:graphic-properties draw:fill="none" draw:fill-color="#ffffff"/>
    </style:style>
    <style:style style:name="T1" style:family="text">
      <style:text-properties officeooo:rsid="00106279"/>
    </style:style>
    <style:style style:name="T2" style:family="text">
      <style:text-properties officeooo:rsid="0011b9f4"/>
    </style:style>
    <style:style style:name="T3" style:family="text">
      <style:text-properties officeooo:rsid="00161142"/>
    </style:style>
    <style:style style:name="T4" style:family="text">
      <style:text-properties officeooo:rsid="00173663"/>
    </style:style>
    <style:style style:name="T5" style:family="text">
      <style:text-properties fo:font-weight="normal" officeooo:rsid="00173663" style:font-weight-asian="normal" style:font-weight-complex="normal"/>
    </style:style>
    <style:style style:name="T6" style:family="text">
      <style:text-properties officeooo:rsid="0019b2b6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svg:stroke-color="#000000" draw:fill="none" draw:fill-color="#ffffff" fo:min-height="0.561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Empresa <text:span text:style-name="T1">Cone</text:span></text:p>
      <text:p text:style-name="P1"/>
      <text:p text:style-name="Subtitle">Missão: Trazer tecnologia mais acessível para o Brasil</text:p>
      <text:p text:style-name="P1"/>
      <text:p text:style-name="Subtitle">Visão: Em cinco anos, eu quero que um bom celular custe R$ 100,00. </text:p>
      <text:p text:style-name="P1"/>
      <text:p text:style-name="Subtitle">Valores: Ética, <text:span text:style-name="T1">estímulo d</text:span>a concorrência, Open-Source <text:span text:style-name="T1">e </text:span>Desenvolvim<text:span text:style-name="T1">ento intelectual dos parceiros</text:span></text:p>
      <text:p text:style-name="P1"/>
      <text:h text:style-name="Heading_20_1" text:outline-level="1"><text:bookmark-start text:name="__RefHeading___Toc77_3084450460"/>Projeto 1: Comedouro automático<text:bookmark-end text:name="__RefHeading___Toc77_3084450460"/></text:h>
      <text:p text:style-name="P3"/>
      <text:h text:style-name="Heading_20_2" text:outline-level="2">Introdução</text:h>
      <text:p text:style-name="P2">Um grande problema encontrado com donos de animais domésticos é controlar a quantidade e o horário em que seus animais domésticos se alimentam, sobretudo num mundo onde ficamos apenas a noite com seus animais.</text:p>
      <text:p text:style-name="P3"/>
      <text:h text:style-name="df" text:outline-level="2" text:is-list-header="true">Objetivo</text:h>
      <text:p text:style-name="P5">O objetivo do projeto é desenvolver um comedouro automático para animais. Ele terá uma tampa, que será aberta e fechada automaticamente, no horário em que o dono desejar que o animal se alimente.</text:p>
      <text:p text:style-name="P4"/>
      <text:h text:style-name="Heading_20_2" text:outline-level="2">Metodologia</text:h>
      <text:p text:style-name="P5">Será fabricado um MVP do comedouro automático utilizando a placa de desenvolvimento ESP8266. Em seguida, será feito uma pesquisa com donos de cachorro, para saber se existe mercado neste segmento.</text:p>
      <text:p text:style-name="P5"/>
      <text:h text:style-name="Heading_20_2" text:outline-level="2">Resultados e Discussão</text:h>
      <text:p text:style-name="P10"><text:span text:style-name="T2">A primeira parte do projeto consiste em aprender a usar o NodeMCU. Estou utilizando essa placa de desenvolvimento, pois é a única que eu tenho. </text:span><text:span text:style-name="T2"><text:bibliography-mark text:identifier="ref1" text:bibliography-type="www" text:url="https://portal.vidadesilicio.com.br/o-que-esp8266-nodemcu/">[1]</text:bibliography-mark></text:span></text:p>
      <text:p text:style-name="P10"/>
      <text:h text:style-name="P12" text:outline-level="2"><draw:frame text:anchor-type="paragraph" draw:z-index="0" draw:name="Forma1" draw:style-name="gr1" draw:text-style-name="P14" svg:width="2.117cm" svg:height="0.562cm" svg:x="3.861cm" svg:y="0.766cm"><draw:text-box><text:p/></draw:text-box></draw:frame>Conclusão</text:h>
      <text:bibliography text:style-name="Sect1" text:protected="true" text:name="Bibliografia1">
        <text:bibliography-source>
          <text:index-title-template text:style-name="Bibliography_20_Heading">Bibliografia</text:index-title-template>
          <text:bibliography-entry-template text:bibliography-type="article" text:style-name="Bibliography_20_1">
            <text:index-entry-bibliography text:style-name="_30__20_" text:bibliography-data-field="identifier"/>
            <text:index-entry-span>: </text:index-entry-span>
            <text:index-entry-bibliography text:style-name="_34__20_" text:bibliography-data-field="author"/>
            <text:index-entry-span>, </text:index-entry-span>
            <text:index-entry-bibliography text:style-name="_30__20_" text:bibliography-data-field="title"/>
            <text:index-entry-span>, </text:index-entry-span>
            <text:index-entry-bibliography text:style-name="_33__20_" text:bibliography-data-field="year"/>
          </text:bibliography-entry-template>
          <text:bibliography-entry-template text:bibliography-type="book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booklet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onference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1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2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3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4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5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emai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book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collection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proceeding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journa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anua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astersthesi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isc" text:style-name="Bibliography_20_1">
            <text:index-entry-bibliography text:style-name="_34__20_4_20_" text:bibliography-data-field="url"/>
          </text:bibliography-entry-template>
          <text:bibliography-entry-template text:bibliography-type="phdthesi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proceeding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techreport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unpublished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www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</text:bibliography-source>
        <text:index-body>
          <text:index-title text:style-name="Sect1" text:name="Bibliografia1_Head">
            <text:p text:style-name="Bibliography_20_Heading">Bibliografia</text:p>
          </text:index-title>
          <text:p text:style-name="P13">https://portal.vidadesilicio.com.br/o-que-esp8266-nodemcu/</text:p>
        </text:index-body>
      </text:bibliography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Illustration" style:family="paragraph" style:parent-style-name="Caption" style:class="extra"/>
    <style:style style:name="df" style:family="paragraph" style:parent-style-name="Heading_20_2"/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numbered-entries="true" text:sort-algorithm="alphanumeric" fo:language="pt" fo:country="BR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6T11:47:37.914870049</meta:creation-date>
    <dc:date>2018-10-16T14:23:57.075556435</dc:date>
    <meta:editing-duration>PT22M1S</meta:editing-duration>
    <meta:editing-cycles>4</meta:editing-cycles>
    <meta:generator>LibreOffice/6.0.3.2$Linux_X86_64 LibreOffice_project/00m0$Build-2</meta:generator>
    <meta:document-statistic meta:table-count="0" meta:image-count="0" meta:object-count="0" meta:page-count="1" meta:paragraph-count="16" meta:word-count="170" meta:character-count="1138" meta:non-whitespace-character-count="983"/>
  </office:meta>
</office:document-meta>
</file>